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 style:data-style-name="N50">
      <style:table-cell-properties fo:background-color="#ffff00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571.415615" calcext:value-type="float">
            <text:p>2571.415615</text:p>
          </table:table-cell>
          <table:table-cell table:style-name="Default" table:formula="of:=[.H2]/24/365" office:value-type="float" office:value="0.293540595319635" calcext:value-type="float">
            <text:p>0.293540595319635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05861" calcext:value-type="float">
            <text:p>41.058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0:47:35.02420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3T10:53:46.871483567</dc:date>
    <meta:editing-duration>P4DT14H9M58S</meta:editing-duration>
    <meta:editing-cycles>110</meta:editing-cycles>
    <meta:document-statistic meta:table-count="1" meta:cell-count="1243" meta:object-count="0"/>
  </office:meta>
</office:document-meta>
</file>